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59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0-03" calcext:value-type="date">
            <text:p>03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1-06" calcext:value-type="date">
            <text:p>06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50" calcext:value-type="float">
            <text:p>25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50" calcext:value-type="float">
            <text:p>25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4-04" calcext:value-type="date">
            <text:p>04/04/2025</text:p>
          </table:table-cell>
          <table:table-cell table:style-name="ce67"/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5-09" calcext:value-type="date">
            <text:p>09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260" calcext:value-type="float">
            <text:p>26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60" calcext:value-type="float">
            <text:p>26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2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06:20.379000000">00:00:00</text:time></text:span><text:span text:style-name="MT2"><text:s/></text:span></text:p>
        </style:region-center>
        <style:region-right>
          <text:p><text:span text:style-name="MT4">Juliana do Nascimento Aranha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do Nascimento Aranha 31488970807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06:20.39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14T18:06:32.629000000</dc:date>
    <meta:print-date>2019-12-18T08:56:40.082000000</meta:print-date>
    <dc:language>pt-PT</dc:language>
    <meta:editing-cycles>661</meta:editing-cycles>
    <meta:editing-duration>PT21H19M9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